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7972in" table:align="left" style:writing-mode="lr-tb"/>
    </style:style>
    <style:style style:name="Table1.A" style:family="table-column">
      <style:table-column-properties style:column-width="2.1354in"/>
    </style:style>
    <style:style style:name="Table1.B" style:family="table-column">
      <style:table-column-properties style:column-width="2.2139in"/>
    </style:style>
    <style:style style:name="Table1.C" style:family="table-column">
      <style:table-column-properties style:column-width="2.447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5111in" style:keep-together="true" fo:keep-together="auto"/>
    </style:style>
    <style:style style:name="P1" style:family="paragraph" style:parent-style-name="Standard">
      <style:paragraph-properties fo:line-height="100%"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00%"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margin-top="0in" fo:margin-bottom="0in" fo:line-height="100%" fo:text-align="center" style:justify-single-word="false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font-style="italic" style:font-size-asian="10pt" style:font-style-asian="italic" style:font-size-complex="10pt"/>
    </style:style>
    <style:style style:name="P9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top="0in" fo:margin-bottom="0in" fo:line-height="100%" fo:text-align="end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tyle="italic" style:font-style-asian="italic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fo:background-color="transparent"/>
    </style:style>
    <style:style style:name="P16" style:family="paragraph" style:parent-style-name="Standard">
      <style:paragraph-properties fo:margin-left="0.9835in" fo:margin-right="0in" fo:line-height="100%" fo:text-indent="0.4917in" style:auto-text-indent="false"/>
    </style:style>
    <style:style style:name="P17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fo:background-color="transparent" style:font-size-asian="14pt" style:font-weight-asian="bold" style:font-size-complex="14pt"/>
    </style:style>
    <style:style style:name="T5" style:family="text">
      <style:text-properties style:font-name="Times New Roman" fo:font-size="14pt" fo:font-style="italic" style:font-size-asian="14pt" style:font-style-asian="italic" style:font-size-complex="14pt"/>
    </style:style>
    <style:style style:name="T6" style:family="text">
      <style:text-properties style:font-name="Times New Roman" fo:font-size="10pt" fo:font-style="italic" style:font-size-asian="10pt" style:font-style-asian="italic" style:font-size-complex="10pt"/>
    </style:style>
    <style:style style:name="T7" style:family="text">
      <style:text-properties style:font-name="Times New Roman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ГОУ ВПО «Алтайский государственный технический университет</text:p>
      <text:p text:style-name="P3">им. И.И. Ползунова» </text:p>
      <text:p text:style-name="P3">Кафедра прикладной математики</text:p>
      <text:p text:style-name="P1"><text:span text:style-name="T2">УТВЕРЖДАЮ:</text:span><text:span text:style-name="T1"> </text:span></text:p>
      <text:p text:style-name="P12">Зав. кафедрой________С.А. Кантор </text:p>
      <text:p text:style-name="P12">«___» ________________ 2010г. </text:p>
      <text:p text:style-name="P5"/>
      <text:p text:style-name="P5">ЗАДАНИЕ</text:p>
      <text:p text:style-name="P7"><text:span text:style-name="T1">по </text:span><text:span text:style-name="T3"><text:s text:c="7"/>преддипломной практике <text:s text:c="6"/></text:span></text:p>
      <text:p text:style-name="P7"><text:span text:style-name="T1">(</text:span><text:span text:style-name="T5">вид практики</text:span><text:span text:style-name="T1">) </text:span></text:p>
      <text:p text:style-name="P3">студенту <text:s/>(студентам) группы</text:p>
      <text:p text:style-name="P13"><text:s text:c="8"/>Костюков В.В. <text:s text:c="5"/></text:p>
      <text:p text:style-name="P14">ф.и.о. студента(ов) </text:p>
      <text:p text:style-name="P3"/>
      <text:p text:style-name="P3">специальности 230105 «Программное обеспечение вычислительной техники и автоматизированных систем» </text:p>
      <text:p text:style-name="P15"><text:span text:style-name="T1">База практики </text:span><text:span text:style-name="T3"><text:s text:c="2"/>Кафедра ПМ АлтГТУ <text:s/></text:span></text:p>
      <text:p text:style-name="P8">наименование организации</text:p>
      <text:p text:style-name="P3">Срок практики с 31 января 2011 г. по 13 марта 2011 г.</text:p>
      <text:p text:style-name="P7"><text:span text:style-name="T3"><text:s/></text:span><text:span text:style-name="T4">Проектирование и реализация каркаса распределенной системы мониторинга и диспетчеризации процессов гетерогенной среды</text:span></text:p>
      <text:p text:style-name="P9">обобщенная формулировка задания</text:p>
      <text:p text:style-name="P10"/>
      <text:p text:style-name="P3">Календарный план выполнения практики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Наименование задачи</text:p>
          </table:table-cell>
          <table:table-cell table:style-name="Table1.A1" office:value-type="string">
            <text:p text:style-name="P4">Дата выполнения задачи</text:p>
          </table:table-cell>
          <table:table-cell table:style-name="Table1.C1" office:value-type="string">
            <text:p text:style-name="P11">Подпись научного руководителя </text:p>
            <text:p text:style-name="P10">(консультанта)</text:p>
          </table:table-cell>
        </table:table-row>
        <table:table-row table:style-name="Table1.2">
          <table:table-cell table:style-name="Table1.A1" office:value-type="string">
            <text:p text:style-name="P6">1. Описание предметной области и постановки задачи на дипломное проектирование</text:p>
          </table:table-cell>
          <table:table-cell table:style-name="Table1.A1" office:value-type="string">
            <text:p text:style-name="P4">13.02.2011</text:p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2. Организационно-экономический раздел</text:p>
          </table:table-cell>
          <table:table-cell table:style-name="Table1.A1" office:value-type="string">
            <text:p text:style-name="P4">27.02.2011</text:p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3. Раздел охраны труда</text:p>
          </table:table-cell>
          <table:table-cell table:style-name="Table1.A1" office:value-type="string">
            <text:p text:style-name="P4">06.03.2011</text:p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4. Оформление отчета</text:p>
          </table:table-cell>
          <table:table-cell table:style-name="Table1.A1" office:value-type="string">
            <text:p text:style-name="P4">13.03.2011</text:p>
          </table:table-cell>
          <table:table-cell table:style-name="Table1.C1" office:value-type="string">
            <text:p text:style-name="P4"/>
          </table:table-cell>
        </table:table-row>
      </table:table>
      <text:p text:style-name="P3">Руководитель практики от вуза</text:p>
      <text:p text:style-name="P2"><text:span text:style-name="T1">________________ <text:s text:c="11"/></text:span><text:span text:style-name="T3"><text:s text:c="2"/>к.т.н., профессор Сучкова Л. И. <text:s/></text:span></text:p>
      <text:p text:style-name="P16"><text:span text:style-name="T6">подпись <text:s text:c="50"/>должность </text:span><text:span text:style-name="T7"><text:s/></text:span><text:span text:style-name="T6">Ф.И.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339in" fo:margin-bottom="0.7811in" fo:margin-left="1.0161in" fo:margin-right="0.43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ей</meta:initial-creator>
    <meta:creation-date>2010-03-17T12:39:00</meta:creation-date>
    <dc:creator>Leo </dc:creator>
    <dc:date>2011-03-07T14:00:41</dc:date>
    <meta:print-date>2010-03-17T13:35:00</meta:print-date>
    <meta:editing-cycles>7</meta:editing-cycles>
    <meta:editing-duration>PT02H31M31S</meta:editing-duration>
    <meta:generator>OpenOffice.org/3.2$Linux OpenOffice.org_project/320m12$Build-9483</meta:generator>
    <meta:document-statistic meta:table-count="1" meta:image-count="0" meta:object-count="0" meta:page-count="1" meta:paragraph-count="34" meta:word-count="125" meta:character-count="1162"/>
    <meta:user-defined meta:name="Info 1"/>
    <meta:user-defined meta:name="Info 2"/>
    <meta:user-defined meta:name="Info 3"/>
    <meta:user-defined meta:name="Info 4"/>
  </office:meta>
</office:document-meta>
</file>